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0CE186E84AE.png" manifest:media-type="image/png"/>
  <manifest:file-entry manifest:full-path="Pictures/10000000000002DA000000F64278809A.png" manifest:media-type="image/png"/>
  <manifest:file-entry manifest:full-path="Pictures/10000000000002D9000000CA978BA211.png" manifest:media-type="image/png"/>
  <manifest:file-entry manifest:full-path="Pictures/10000000000002D80000008AEC863C28.png" manifest:media-type="image/png"/>
  <manifest:file-entry manifest:full-path="Pictures/10000000000002CF0000012A11C2356A.png" manifest:media-type="image/png"/>
  <manifest:file-entry manifest:full-path="Pictures/10000000000002CC000001B77EB8B8D3.png" manifest:media-type="image/png"/>
  <manifest:file-entry manifest:full-path="Pictures/10000000000002D4000000C74A5F5480.png" manifest:media-type="image/png"/>
  <manifest:file-entry manifest:full-path="Pictures/10000000000002D3000000C9C9C4D571.png" manifest:media-type="image/png"/>
  <manifest:file-entry manifest:full-path="Pictures/10000000000002E2000000D235C01152.png" manifest:media-type="image/png"/>
  <manifest:file-entry manifest:full-path="Pictures/10000000000002DD000001725326D681.png" manifest:media-type="image/png"/>
  <manifest:file-entry manifest:full-path="Pictures/10000000000002D40000024D30167921.png" manifest:media-type="image/png"/>
  <manifest:file-entry manifest:full-path="Pictures/10000000000002D60000008263594BEB.png" manifest:media-type="image/png"/>
  <manifest:file-entry manifest:full-path="Pictures/10000000000002E1000001715CAD7777.png" manifest:media-type="image/png"/>
  <manifest:file-entry manifest:full-path="Pictures/10000000000002E000000108046744F3.png" manifest:media-type="image/png"/>
  <manifest:file-entry manifest:full-path="Pictures/10000000000002E10000014DC18B442E.png" manifest:media-type="image/png"/>
  <manifest:file-entry manifest:full-path="Pictures/10000000000002D7000000C867AD473B.png" manifest:media-type="image/png"/>
  <manifest:file-entry manifest:full-path="Pictures/10000000000002DC000000EB5AEE492F.png" manifest:media-type="image/png"/>
  <manifest:file-entry manifest:full-path="Pictures/10000000000002DD000000E592488295.png" manifest:media-type="image/png"/>
  <manifest:file-entry manifest:full-path="Pictures/10000000000002D900000087293E0C0B.png" manifest:media-type="image/png"/>
  <manifest:file-entry manifest:full-path="Pictures/10000000000002DA000001D3B77818DF.png" manifest:media-type="image/png"/>
  <manifest:file-entry manifest:full-path="Pictures/10000000000002D3000000E750CFF8C6.png" manifest:media-type="image/png"/>
  <manifest:file-entry manifest:full-path="Pictures/10000000000002E100000252BC563EB4.png" manifest:media-type="image/png"/>
  <manifest:file-entry manifest:full-path="Pictures/10000000000002E1000000A8130A4720.png" manifest:media-type="image/png"/>
  <manifest:file-entry manifest:full-path="Pictures/10000000000002D5000000EE0F28383E.png" manifest:media-type="image/png"/>
  <manifest:file-entry manifest:full-path="Pictures/10000000000002DC000001488C21F163.png" manifest:media-type="image/png"/>
  <manifest:file-entry manifest:full-path="Pictures/10000000000002C200000088B2CD684C.png" manifest:media-type="image/png"/>
  <manifest:file-entry manifest:full-path="Pictures/10000000000002DE000000E8DBD0540A.png" manifest:media-type="image/png"/>
  <manifest:file-entry manifest:full-path="Pictures/10000000000002DF00000108B429A9F0.png" manifest:media-type="image/png"/>
  <manifest:file-entry manifest:full-path="Pictures/10000000000002DD000000EF373293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6.092cm" style:rel-column-width="36742*"/>
    </style:style>
    <style:style style:name="Tabla1.B" style:family="table-column">
      <style:table-column-properties style:column-width="12.61cm" style:rel-column-width="28793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466" officeooo:paragraph-rsid="000c8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466" officeooo:paragraph-rsid="001756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165" officeooo:paragraph-rsid="000df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165" officeooo:paragraph-rsid="00195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102" officeooo:paragraph-rsid="000f8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d84" officeooo:paragraph-rsid="00195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d84" officeooo:paragraph-rsid="000f8d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0269" officeooo:paragraph-rsid="00110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201" officeooo:paragraph-rsid="001ae9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201" officeooo:paragraph-rsid="0011c2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201" officeooo:paragraph-rsid="001ccd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" text:anchor-type="char" svg:width="15.896cm" svg:height="4.473cm" draw:z-index="0"><draw:image xlink:href="Pictures/10000000000002DC000000CE186E84AE.png" xlink:type="simple" xlink:show="embed" xlink:actuate="onLoad" draw:mime-type="image/png"/></draw:frame></text:p>
          </table:table-cell>
          <table:table-cell table:style-name="Tabla1.B1" office:value-type="string">
            <text:p text:style-name="P2"><draw:frame draw:style-name="fr2" draw:name="Imagen2" text:anchor-type="char" svg:width="12.418cm" svg:height="4.184cm" draw:z-index="1"><draw:image xlink:href="Pictures/10000000000002DA000000F64278809A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3" text:anchor-type="char" svg:width="15.896cm" svg:height="6.588cm" draw:z-index="2"><draw:image xlink:href="Pictures/10000000000002CF0000012A11C2356A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1" draw:name="Imagen4" text:anchor-type="char" svg:width="12.418cm" svg:height="3.452cm" draw:z-index="3"><draw:image xlink:href="Pictures/10000000000002D3000000C9C9C4D571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5" text:anchor-type="char" svg:width="15.896cm" svg:height="4.369cm" draw:z-index="4"><draw:image xlink:href="Pictures/10000000000002D4000000C74A5F5480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1" draw:name="Imagen6" text:anchor-type="char" svg:width="12.418cm" svg:height="6.267cm" draw:z-index="5"><draw:image xlink:href="Pictures/10000000000002DD000001725326D68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3" draw:name="Imagen7" text:anchor-type="char" svg:width="12.181cm" svg:height="7.468cm" draw:z-index="6"><draw:image xlink:href="Pictures/10000000000002CC000001B77EB8B8D3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8" text:anchor-type="char" svg:width="12.418cm" svg:height="3.44cm" draw:z-index="7"><draw:image xlink:href="Pictures/10000000000002D9000000CA978BA211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4" draw:name="Imagen9" text:anchor-type="char" svg:width="13.25cm" svg:height="10.779cm" draw:z-index="8"><draw:image xlink:href="Pictures/10000000000002D40000024D30167921.png" xlink:type="simple" xlink:show="embed" xlink:actuate="onLoad" draw:mime-type="image/png"/></draw:frame></text:p>
          </table:table-cell>
          <table:table-cell table:style-name="Tabla1.B2" office:value-type="string">
            <text:p text:style-name="P3"><draw:frame draw:style-name="fr2" draw:name="Imagen10" text:anchor-type="char" svg:width="12.418cm" svg:height="6.216cm" draw:z-index="9"><draw:image xlink:href="Pictures/10000000000002E1000001715CAD7777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1" text:anchor-type="char" svg:width="15.896cm" svg:height="3.013cm" draw:z-index="10"><draw:image xlink:href="Pictures/10000000000002D80000008AEC863C28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2" text:anchor-type="char" svg:width="12.418cm" svg:height="4.454cm" draw:z-index="11"><draw:image xlink:href="Pictures/10000000000002E000000108046744F3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3" draw:name="Imagen13" text:anchor-type="char" svg:width="15.314cm" svg:height="4.212cm" draw:z-index="12"><draw:image xlink:href="Pictures/10000000000002D7000000C867AD473B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3" draw:name="Imagen14" text:anchor-type="char" svg:width="12.109cm" svg:height="3.888cm" draw:z-index="13"><draw:image xlink:href="Pictures/10000000000002DC000000EB5AEE492F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3" draw:name="Imagen15" text:anchor-type="char" svg:width="15.341cm" svg:height="4.792cm" draw:z-index="14"><draw:image xlink:href="Pictures/10000000000002DD000000E592488295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3" draw:name="Imagen16" text:anchor-type="char" svg:width="12.268cm" svg:height="7.848cm" draw:z-index="15"><draw:image xlink:href="Pictures/10000000000002DA000001D3B77818DF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5" draw:name="Imagen17" text:anchor-type="char" svg:width="15.896cm" svg:height="7.181cm" draw:z-index="16"><draw:image xlink:href="Pictures/10000000000002E10000014DC18B442E.png" xlink:type="simple" xlink:show="embed" xlink:actuate="onLoad" draw:mime-type="image/png"/></draw:frame></text:p>
          </table:table-cell>
          <table:table-cell table:style-name="Tabla1.B2" office:value-type="string">
            <text:p text:style-name="P6"><draw:frame draw:style-name="fr2" draw:name="Imagen18" text:anchor-type="char" svg:width="12.418cm" svg:height="3.967cm" draw:z-index="17"><draw:image xlink:href="Pictures/10000000000002D3000000E750CFF8C6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3" draw:name="Imagen19" text:anchor-type="char" svg:width="15.288cm" svg:height="3.484cm" draw:z-index="18"><draw:image xlink:href="Pictures/10000000000002E1000000A8130A4720.png" xlink:type="simple" xlink:show="embed" xlink:actuate="onLoad" draw:mime-type="image/png"/></draw:frame></text:p>
          </table:table-cell>
          <table:table-cell table:style-name="Tabla1.B2" office:value-type="string">
            <text:p text:style-name="P7"><draw:frame draw:style-name="fr3" draw:name="Imagen20" text:anchor-type="char" svg:width="11.924cm" svg:height="9.61cm" draw:z-index="19"><draw:image xlink:href="Pictures/10000000000002E100000252BC563EB4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5" draw:name="Imagen21" text:anchor-type="char" svg:width="15.896cm" svg:height="5.218cm" draw:z-index="20"><draw:image xlink:href="Pictures/10000000000002D5000000EE0F28383E.png" xlink:type="simple" xlink:show="embed" xlink:actuate="onLoad" draw:mime-type="image/png"/></draw:frame></text:p>
          </table:table-cell>
          <table:table-cell table:style-name="Tabla1.B2" office:value-type="string">
            <text:p text:style-name="P8"><draw:frame draw:style-name="fr3" draw:name="Imagen22" text:anchor-type="char" svg:width="12.005cm" svg:height="5.378cm" draw:z-index="21"><draw:image xlink:href="Pictures/10000000000002DC000001488C21F163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3" draw:name="Imagen23" text:anchor-type="char" svg:width="15.526cm" svg:height="2.992cm" draw:z-index="22"><draw:image xlink:href="Pictures/10000000000002C200000088B2CD684C.png" xlink:type="simple" xlink:show="embed" xlink:actuate="onLoad" draw:mime-type="image/png"/></draw:frame></text:p>
          </table:table-cell>
          <table:table-cell table:style-name="Tabla1.B2" office:value-type="string">
            <text:p text:style-name="P9"><draw:frame draw:style-name="fr2" draw:name="Imagen24" text:anchor-type="char" svg:width="12.418cm" svg:height="2.298cm" draw:z-index="23"><draw:image xlink:href="Pictures/10000000000002D900000087293E0C0B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3" draw:name="Imagen25" text:anchor-type="char" svg:width="15.499cm" svg:height="4.898cm" draw:z-index="24"><draw:image xlink:href="Pictures/10000000000002DE000000E8DBD0540A.png" xlink:type="simple" xlink:show="embed" xlink:actuate="onLoad" draw:mime-type="image/png"/></draw:frame></text:p>
          </table:table-cell>
          <table:table-cell table:style-name="Tabla1.B2" office:value-type="string">
            <text:p text:style-name="P10"><draw:frame draw:style-name="fr3" draw:name="Imagen26" text:anchor-type="char" svg:width="12.188cm" svg:height="4.376cm" draw:z-index="25"><draw:image xlink:href="Pictures/10000000000002DF00000108B429A9F0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3" draw:name="Imagen27" text:anchor-type="char" svg:width="15.605cm" svg:height="2.792cm" draw:z-index="26"><draw:image xlink:href="Pictures/10000000000002D60000008263594BEB.png" xlink:type="simple" xlink:show="embed" xlink:actuate="onLoad" draw:mime-type="image/png"/></draw:frame></text:p>
          </table:table-cell>
          <table:table-cell table:style-name="Tabla1.B2" office:value-type="string">
            <text:p text:style-name="P11"><draw:frame draw:style-name="fr2" draw:name="Imagen28" text:anchor-type="char" svg:width="12.418cm" svg:height="3.533cm" draw:z-index="27"><draw:image xlink:href="Pictures/10000000000002E2000000D235C01152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29" text:anchor-type="char" svg:width="15.896cm" svg:height="5.182cm" draw:z-index="28"><draw:image xlink:href="Pictures/10000000000002DD000000EF37329369.png" xlink:type="simple" xlink:show="embed" xlink:actuate="onLoad" draw:mime-type="image/png"/></draw:frame></text:p>
          </table:table-cell>
          <table:table-cell table:style-name="Tabla1.B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3:26:59.445331399</meta:creation-date>
    <dc:date>2025-04-20T23:05:23.539000000</dc:date>
    <meta:editing-duration>PT36M</meta:editing-duration>
    <meta:editing-cycles>5</meta:editing-cycles>
    <meta:generator>LibreOffice/24.8.6.2$Windows_X86_64 LibreOffice_project/6d98ba145e9a8a39fc57bcc76981d1fb1316c60c</meta:generator>
    <meta:document-statistic meta:table-count="1" meta:image-count="29" meta:object-count="0" meta:page-count="6" meta:paragraph-count="0" meta:word-count="0" meta:character-count="0" meta:non-whitespace-character-count="0"/>
  </office:meta>
</office:document-meta>
</file>